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eta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ol_20_document">Vlist</text:p>
      <text:p text:style-name="titol_20_nivell_20_2">Estructura de dades :</text:p>
      <text:p text:style-name="text_20_normal">llistes : Cada registre representa una llista.</text:p>
      <text:p text:style-name="text_20_normal">items : Cada registre representa un item que pot estar inclòs a qualsevol llista.</text:p>
      <text:p text:style-name="text_20_normal">items_llistes : Relació del items que conté cada llista</text:p>
      <text:p text:style-name="titol_20_nivell_20_2">Estructura del codi :</text:p>
      <text:p text:style-name="text_20_normal">VlistActivity.java : Fitxer general main de l'aplicació.</text:p>
      <text:p text:style-name="text_20_normal">DataBaseSQLiteHelper.java : Fitxer de configuració de la base de dades.</text:p>
      <text:p text:style-name="text_20_normal">DataManager.java : Fitxer amb les funcions generals d'accés a la base de dades.</text:p>
      <text:p text:style-name="text_20_normal">PantallaLlista.java :</text:p>
      <text:p text:style-name="text_20_normal"/>
      <text:p text:style-name="text_20_normal">main.xml : pantalla inicial (selecció de llista)</text:p>
      <text:p text:style-name="text_20_normal">pantalla_llista.xml : pantalla general d'una llista</text:p>
      <text:p text:style-name="text_20_normal">llista1.xml : pantalla (continguda a pantalla_llista.xml) amb la selecció 0 de la llista.</text:p>
      <text:p text:style-name="text_20_normal">llista1.xml : pantalla (continguda a pantalla_llista.xml) amb la selecció 1 de la llista.</text:p>
      <text:p text:style-name="text_20_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eta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0.3cm" style:auto-text-indent="false" style:page-number="auto"/>
      <style:text-properties style:font-name="Verdana1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9cm" fo:margin-right="0cm" fo:text-indent="-0.76cm" style:auto-text-indent="false" fo:background-color="transparent">
        <style:tab-stops/>
        <style:background-image/>
      </style:paragraph-properties>
      <style:text-properties style:font-name="Verdana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normal" style:display-name="text normal" style:family="paragraph" style:parent-style-name="Text_20_body">
      <style:paragraph-properties fo:margin-left="0cm" fo:margin-right="0cm" fo:margin-top="0.4cm" fo:margin-bottom="0cm" fo:line-height="150%" fo:text-align="start" style:justify-single-word="false" fo:orphans="2" fo:widows="2" fo:text-indent="0.6cm" style:auto-text-indent="false" fo:padding="0cm" fo:border="none" style:vertical-align="middle"/>
      <style:text-properties fo:font-size="8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" style:family="paragraph" style:parent-style-name="Standard" style:master-page-name="">
      <style:paragraph-properties fo:margin-left="0.4cm" fo:margin-right="0.4cm" fo:margin-top="0.199cm" fo:margin-bottom="0.3cm" style:register-true="false" fo:text-indent="0cm" style:auto-text-indent="false" style:page-number="auto" fo:background-color="#e6e6e6" fo:padding="0.049cm" fo:border="0.002cm solid #000000" style:shadow="none">
        <style:background-image/>
      </style:paragraph-properties>
      <style:text-properties style:font-name="Monospace" fo:font-size="8pt" style:font-name-asian="Monospace" style:font-size-asian="8pt" style:font-name-complex="Monospace" style:font-size-complex="8pt"/>
    </style:style>
    <style:style style:name="titol_20_document" style:display-name="titol document" style:family="paragraph" style:next-style-name="text_20_normal">
      <style:paragraph-properties fo:margin-left="0cm" fo:margin-right="0cm" fo:margin-top="0cm" fo:margin-bottom="0.101cm" fo:text-indent="0cm" style:auto-text-indent="false"/>
      <style:text-properties style:font-name="Verdana" fo:font-size="20pt" fo:font-weight="bold" style:font-size-asian="10.5pt"/>
    </style:style>
    <style:style style:name="titol_20_nivell_20_1" style:display-name="titol nivell 1" style:family="paragraph" style:parent-style-name="titol_20_document" style:next-style-name="text_20_normal" style:auto-update="true">
      <style:paragraph-properties fo:margin-left="0.101cm" fo:margin-right="0cm" fo:margin-top="0.499cm" fo:margin-bottom="0cm" fo:text-indent="0cm" style:auto-text-indent="false"/>
      <style:text-properties fo:font-size="16pt" style:font-size-asian="10.5pt"/>
    </style:style>
    <style:style style:name="titol_20_nivell_20_2" style:display-name="titol nivell 2" style:family="paragraph" style:parent-style-name="titol_20_document" style:next-style-name="text_20_normal">
      <style:paragraph-properties fo:margin-left="0.199cm" fo:margin-right="0cm" fo:margin-top="0.4cm" fo:margin-bottom="0.101cm" fo:text-indent="0cm" style:auto-text-indent="false"/>
      <style:text-properties fo:font-size="1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itation" style:family="text">
      <style:text-properties style:font-name="Courier New" fo:font-size="10pt" fo:font-style="normal" style:font-size-asian="10.5pt" style:font-style-asian="italic" style:font-weight-asian="normal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salt_20_al_20_text" style:display-name="resalt al text" style:family="text" style:parent-style-name="Citation">
      <style:text-properties style:font-name="Verdana" fo:font-size="8pt" fo:font-weight="bold" style:font-size-asian="10.5pt" style:font-weight-asian="normal" style:font-weight-complex="normal"/>
    </style:style>
    <style:style style:name="codi_20_al_20_text" style:display-name="codi al text" style:family="text" style:parent-style-name="resalt_20_al_20_text">
      <style:text-properties fo:color="#000000" style:font-name="Courier New" fo:font-size="9pt" fo:font-weight="normal" fo:background-color="#e6e6e6" style:font-size-asian="10.5pt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c1" style:family="graphic">
      <style:graphic-properties text:anchor-type="page" svg:x="0cm" svg:y="0cm" fo:margin-left="0.199cm" fo:margin-right="0.199cm" fo:margin-top="0.199cm" fo:margin-bottom="0.199cm" style:wrap="none" style:vertical-pos="from-top" style:vertical-rel="page-content" style:horizontal-pos="from-lef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enumeració_20_1" style:display-name="enumeració 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space" fo:text-indent="-0.25cm" fo:margin-left="1.101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ina_20_normal" style:display-name="pagina norma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rba </meta:initial-creator>
    <meta:creation-date>2012-09-06T16:32:42</meta:creation-date>
    <meta:document-statistic meta:table-count="0" meta:image-count="0" meta:object-count="0" meta:page-count="1" meta:paragraph-count="14" meta:word-count="110" meta:character-count="733"/>
    <dc:date>2012-09-06T16:42:44</dc:date>
    <dc:creator>barba </dc:creator>
    <meta:editing-duration>PT10M4S</meta:editing-duration>
    <meta:editing-cycles>1</meta:editing-cycles>
    <meta:generator>LibreOffice/3.3$Unix LibreOffice_project/330m19$Build-401</meta:generator>
  </office:meta>
</office:document-meta>
</file>